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eX Gyre Heros" svg:font-family="'TeX Gyre Heros'" style:font-family-generic="system" style:font-pitch="variable"/>
  </office:font-face-decls>
  <office:automatic-styles>
    <style:style style:name="co1" style:family="table-column">
      <style:table-column-properties fo:break-before="auto" style:column-width="0.9075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6098in"/>
    </style:style>
    <style:style style:name="co5" style:family="table-column">
      <style:table-column-properties fo:break-before="auto" style:column-width="1.8398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1.3917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Etat_20_de_20_Stock">
      <style:table-properties table:display="true" style:writing-mode="lr-tb"/>
    </style:style>
    <style:style style:name="ta2" style:family="table" style:master-page-name="PageStyle_5f_PUMP_20_RBS">
      <style:table-properties table:display="true" style:writing-mode="lr-tb"/>
    </style:style>
    <style:style style:name="ta3" style:family="table" style:master-page-name="PageStyle_5f_PUMP_20_RR">
      <style:table-properties table:display="true" style:writing-mode="lr-tb"/>
    </style:style>
    <style:style style:name="ta4" style:family="table" style:master-page-name="PageStyle_5f_Feuil12">
      <style:table-properties table:display="true" style:writing-mode="lr-tb"/>
    </style:style>
    <style:style style:name="ta5" style:family="table" style:master-page-name="PageStyle_5f_PUM">
      <style:table-properties table:display="true" style:writing-mode="lr-tb"/>
    </style:style>
    <style:style style:name="ta6" style:family="table" style:master-page-name="PageStyle_5f_Mouvemen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tat de Stock" table:style-name="ta1">
        <office:forms form:automatic-focus="false" form:apply-design-mode="false"/>
        <table:table-column table:style-name="co1" table:number-columns-repeated="26" table:default-cell-style-name="ce2"/>
        <table:table-column table:style-name="co2" table:number-columns-repeated="16358"/>
        <table:table-row table:style-name="ro1">
          <table:table-cell table:style-name="ce1" office:value-type="string" calcext:value-type="string">
            <text:p>Date initial</text:p>
          </table:table-cell>
          <table:table-cell table:style-name="ce3" office:value-type="date" office:date-value="2021-11-01" calcext:value-type="date">
            <text:p>11/01/2021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Date finale</text:p>
          </table:table-cell>
          <table:table-cell table:style-name="ce3" office:value-type="date" office:date-value="2021-12-02" calcext:value-type="date">
            <text:p>12/02/2021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Reste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PUMP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Montant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Riz Rouge</text:p>
          </table:table-cell>
          <table:table-cell table:style-name="ce1" table:formula="of:=GETPIVOTDATA(&quot;Somme de Quantite&quot;;[$PUM.$A$3];&quot;Code&quot;;&quot;RR&quot;)" office:value-type="float" office:value="2200" calcext:value-type="float">
            <text:p>22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kg</text:p>
          </table:table-cell>
          <table:table-cell table:style-name="ce1" table:formula="of:=[$'PUMP RR'.$H$2]" office:value-type="float" office:value="3017.647059" calcext:value-type="float">
            <text:p>3017.647059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.F5]*[.D5]" office:value-type="float" office:value="5130000.0003" calcext:value-type="float">
            <text:p>5130000.00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BS</text:p>
          </table:table-cell>
          <table:table-cell table:style-name="ce1" office:value-type="string" calcext:value-type="string">
            <text:p>Riz Blanc Stock</text:p>
          </table:table-cell>
          <table:table-cell table:style-name="ce1" table:formula="of:=GETPIVOTDATA(&quot;Somme de Quantite&quot;;[$PUM.$A$3];&quot;Code&quot;;&quot;RBS&quot;)" office:value-type="float" office:value="2900" calcext:value-type="float">
            <text:p>2900</text:p>
          </table:table-cell>
          <table:table-cell table:style-name="ce1" table:formula="of:=GETPIVOTDATA(&quot;Somme de Quantite&quot;;[$PUM.$A$3];&quot;Code&quot;;&quot;RBS&quot;)" office:value-type="float" office:value="2900" calcext:value-type="float">
            <text:p>2900</text:p>
          </table:table-cell>
          <table:table-cell table:style-name="ce1" office:value-type="string" calcext:value-type="string">
            <text:p>kg</text:p>
          </table:table-cell>
          <table:table-cell table:style-name="ce1" table:formula="of:=[$'PUMP RBS'.$H$2]" office:value-type="float" office:value="1768.965517" calcext:value-type="float">
            <text:p>1768.965517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.F6]*[.D6]" office:value-type="float" office:value="5129999.9993" calcext:value-type="float">
            <text:p>5129999.9993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Reste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PUMP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Montant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Riz Rouge</text:p>
          </table:table-cell>
          <table:table-cell table:style-name="ce1" table:formula="of:=GETPIVOTDATA(&quot;Somme de Quantite&quot;;[$PUM.$A$3];&quot;Code&quot;;&quot;RR&quot;)" office:value-type="float" office:value="2200" calcext:value-type="float">
            <text:p>22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kg</text:p>
          </table:table-cell>
          <table:table-cell table:style-name="ce1" table:formula="of:=[$Mouvement.S14]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.F10]*[.D10]" office:value-type="float" office:value="1150000" calcext:value-type="float">
            <text:p>11500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BS</text:p>
          </table:table-cell>
          <table:table-cell table:style-name="ce1" office:value-type="string" calcext:value-type="string">
            <text:p>Riz Blanc Stock</text:p>
          </table:table-cell>
          <table:table-cell table:style-name="ce1" table:formula="of:=GETPIVOTDATA(&quot;Somme de Quantite&quot;;[$PUM.$A$3];&quot;Code&quot;;&quot;RBS&quot;)" office:value-type="float" office:value="2900" calcext:value-type="float">
            <text:p>2900</text:p>
          </table:table-cell>
          <table:table-cell table:style-name="ce1" table:formula="of:=GETPIVOTDATA(&quot;Somme de Quantite&quot;;[$PUM.$A$3];&quot;Code&quot;;&quot;RBS&quot;)" office:value-type="float" office:value="2900" calcext:value-type="float">
            <text:p>2900</text:p>
          </table:table-cell>
          <table:table-cell table:style-name="ce1" office:value-type="string" calcext:value-type="string">
            <text:p>kg</text:p>
          </table:table-cell>
          <table:table-cell table:style-name="ce1" table:formula="of:=[$'PUMP RBS'.$H$2]" office:value-type="float" office:value="1768.965517" calcext:value-type="float">
            <text:p>1768.965517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.F11]*[.D11]" office:value-type="float" office:value="5129999.9993" calcext:value-type="float">
            <text:p>5129999.9993</text:p>
          </table:table-cell>
          <table:table-cell table:number-columns-repeated="18"/>
        </table:table-row>
        <table:table-row table:style-name="ro1" table:number-rows-repeated="989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PUMP RBS" table:style-name="ta2"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2" table:default-cell-style-name="ce2"/>
        <table:table-column table:style-name="co2" table:number-columns-repeated="16358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PUMP</text:p>
          </table:table-cell>
          <table:table-cell table:number-columns-repeated="18"/>
        </table:table-row>
        <table:table-row table:style-name="ro1">
          <table:table-cell table:style-name="ce3" office:value-type="date" office:date-value="2022-10-01" calcext:value-type="date">
            <text:p>10/01/2022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2]*[$'PUMP RBS'.$C2]" office:value-type="float" office:value="2000000" calcext:value-type="float">
            <text:p>2000000</text:p>
          </table:table-cell>
          <table:table-cell/>
          <table:table-cell table:style-name="ce1" table:formula="of:=SUM([.F:.F])/SUM([.C:.C])" office:value-type="float" office:value="1768.965517" calcext:value-type="float">
            <text:p>1768.965517</text:p>
          </table:table-cell>
          <table:table-cell table:number-columns-repeated="18"/>
        </table:table-row>
        <table:table-row table:style-name="ro1"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3]*[$'PUMP RBS'.$C3]" office:value-type="float" office:value="2380000" calcext:value-type="float">
            <text:p>2380000</text:p>
          </table:table-cell>
          <table:table-cell table:number-columns-repeated="20"/>
        </table:table-row>
        <table:table-row table:style-name="ro1">
          <table:table-cell table:style-name="ce3" office:value-type="date" office:date-value="2020-09-01" calcext:value-type="date">
            <text:p>09/01/2020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4]*[$'PUMP RBS'.$C4]" office:value-type="float" office:value="750000" calcext:value-type="float">
            <text:p>750000</text:p>
          </table:table-cell>
          <table:table-cell table:number-columns-repeated="20"/>
        </table:table-row>
        <table:table-row table:style-name="ro1" table:number-rows-repeated="996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PUMP RR" table:style-name="ta3"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2" table:default-cell-style-name="ce2"/>
        <table:table-column table:style-name="co2" table:number-columns-repeated="16358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PUMP</text:p>
          </table:table-cell>
          <table:table-cell table:number-columns-repeated="18"/>
        </table:table-row>
        <table:table-row table:style-name="ro1">
          <table:table-cell table:style-name="ce3" office:value-type="date" office:date-value="2020-09-01" calcext:value-type="date">
            <text:p>09/01/202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2]*[$'PUMP RBS'.$C2]" office:value-type="float" office:value="2000000" calcext:value-type="float">
            <text:p>2000000</text:p>
          </table:table-cell>
          <table:table-cell/>
          <table:table-cell table:style-name="ce1" table:formula="of:=SUM([.F:.F])/SUM([.C:.C])" office:value-type="float" office:value="3017.647059" calcext:value-type="float">
            <text:p>3017.647059</text:p>
          </table:table-cell>
          <table:table-cell table:number-columns-repeated="18"/>
        </table:table-row>
        <table:table-row table:style-name="ro1"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3]*[$'PUMP RBS'.$C3]" office:value-type="float" office:value="2380000" calcext:value-type="float">
            <text:p>2380000</text:p>
          </table:table-cell>
          <table:table-cell table:number-columns-repeated="20"/>
        </table:table-row>
        <table:table-row table:style-name="ro1">
          <table:table-cell table:style-name="ce3" office:value-type="date" office:date-value="2022-10-01" calcext:value-type="date">
            <text:p>10/01/2022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M1</text:p>
          </table:table-cell>
          <table:table-cell table:style-name="ce1" table:formula="of:=[$'PUMP RBS'.$D4]*[$'PUMP RBS'.$C4]" office:value-type="float" office:value="750000" calcext:value-type="float">
            <text:p>750000</text:p>
          </table:table-cell>
          <table:table-cell table:number-columns-repeated="20"/>
        </table:table-row>
        <table:table-row table:style-name="ro1" table:number-rows-repeated="996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Feuil12" table:style-name="ta4"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2" table:default-cell-style-name="ce2"/>
        <table:table-column table:style-name="co2" table:number-columns-repeated="16358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number-columns-repeated="21"/>
        </table:table-row>
        <table:table-row table:style-name="ro1">
          <table:table-cell table:style-name="ce3" office:value-type="date" office:date-value="2020-09-01" calcext:value-type="date">
            <text:p>09/01/202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number-columns-repeated="21"/>
        </table:table-row>
        <table:table-row table:style-name="ro1"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number-columns-repeated="21"/>
        </table:table-row>
        <table:table-row table:style-name="ro1">
          <table:table-cell table:style-name="ce3" office:value-type="date" office:date-value="2022-10-01" calcext:value-type="date">
            <text:p>10/01/2022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M1</text:p>
          </table:table-cell>
          <table:table-cell table:number-columns-repeated="21"/>
        </table:table-row>
        <table:table-row table:style-name="ro1" table:number-rows-repeated="996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PUM" table:style-name="ta5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3" table:default-cell-style-name="ce2"/>
        <table:table-column table:style-name="co2" table:number-columns-repeated="16358"/>
        <table:table-row table:style-name="ro1" table:number-rows-repeated="2">
          <table:table-cell table:number-columns-repeated="26"/>
        </table:table-row>
        <table:table-row table:style-name="ro1">
          <table:table-cell table:style-name="ce4"/>
          <table:table-cell table:style-name="ce9" office:value-type="string" calcext:value-type="string">
            <text:p>Data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Moyenne de Prix Unitaire</text:p>
          </table:table-cell>
          <table:table-cell table:style-name="ce15" office:value-type="string" calcext:value-type="string">
            <text:p>Somme de Quantite</text:p>
          </table:table-cell>
          <table:table-cell table:number-columns-repeated="23"/>
        </table:table-row>
        <table:table-row table:style-name="ro1">
          <table:table-cell table:style-name="ce6" office:value-type="string" calcext:value-type="string">
            <text:p>RBS</text:p>
          </table:table-cell>
          <table:table-cell table:style-name="ce11" office:value-type="float" office:value="1733.33333333333" calcext:value-type="float">
            <text:p>1733.33333333333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3"/>
        </table:table-row>
        <table:table-row table:style-name="ro1">
          <table:table-cell table:style-name="ce7" office:value-type="string" calcext:value-type="string">
            <text:p>RR</text:p>
          </table:table-cell>
          <table:table-cell table:style-name="ce12" office:value-type="float" office:value="2266.66666666667" calcext:value-type="float">
            <text:p>2266.66666666667</text:p>
          </table:table-cell>
          <table:table-cell table:style-name="ce17" office:value-type="float" office:value="2200" calcext:value-type="float">
            <text:p>2200</text:p>
          </table:table-cell>
          <table:table-cell table:number-columns-repeated="23"/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2000" calcext:value-type="float">
            <text:p>2000</text:p>
          </table:table-cell>
          <table:table-cell table:style-name="ce18" office:value-type="float" office:value="5100" calcext:value-type="float">
            <text:p>5100</text:p>
          </table:table-cell>
          <table:table-cell table:number-columns-repeated="23"/>
        </table:table-row>
        <table:table-row table:style-name="ro1" table:number-rows-repeated="993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Mouvement" table:style-name="ta6">
        <office:forms form:automatic-focus="false" form:apply-design-mode="false"/>
        <table:table-column table:style-name="co1" table:number-columns-repeated="13" table:default-cell-style-name="ce2"/>
        <table:table-column table:style-name="co7" table:default-cell-style-name="ce2"/>
        <table:table-column table:style-name="co1" table:number-columns-repeated="12" table:default-cell-style-name="ce2"/>
        <table:table-column table:style-name="co2" table:number-columns-repeated="16358"/>
        <table:table-row table:style-name="ro1">
          <table:table-cell table:style-name="ce19" office:value-type="string" calcext:value-type="string" table:number-columns-spanned="6" table:number-rows-spanned="1">
            <text:p>Entrée</text:p>
          </table:table-cell>
          <table:covered-table-cell table:number-columns-repeated="5" table:style-name="ce19"/>
          <table:table-cell/>
          <table:table-cell table:style-name="ce19" office:value-type="string" calcext:value-type="string" table:number-columns-spanned="7" table:number-rows-spanned="1">
            <text:p>Mouvement</text:p>
          </table:table-cell>
          <table:covered-table-cell table:number-columns-repeated="6" table:style-name="ce19"/>
          <table:table-cell/>
          <table:table-cell table:style-name="ce19" office:value-type="string" calcext:value-type="string" table:number-columns-spanned="5" table:number-rows-spanned="1">
            <text:p>Sortie</text:p>
          </table:table-cell>
          <table:covered-table-cell table:number-columns-repeated="4" table:style-name="ce19"/>
          <table:table-cell table:number-columns-repeated="6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Entrée</text:p>
          </table:table-cell>
          <table:table-cell table:style-name="ce1" office:value-type="string" calcext:value-type="string">
            <text:p>Sorti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Magazin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20-09-01" calcext:value-type="date">
            <text:p>09/01/202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21-12-02" calcext:value-type="date">
            <text:p>12/02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M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21-12-02" calcext:value-type="date">
            <text:p>12/02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M1</text:p>
          </table:table-cell>
          <table:table-cell table:number-columns-repeated="6"/>
        </table:table-row>
        <table:table-row table:style-name="ro1">
          <table:table-cell table:style-name="ce1" table:formula="of:=+[.A3]+1" office:value-type="float" office:value="2" calcext:value-type="float">
            <text:p>2</text:p>
          </table:table-cell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21-12-02" calcext:value-type="date">
            <text:p>12/02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21-12-04" calcext:value-type="date">
            <text:p>12/04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M1</text:p>
          </table:table-cell>
          <table:table-cell table:number-columns-repeated="6"/>
        </table:table-row>
        <table:table-row table:style-name="ro1">
          <table:table-cell table:style-name="ce1" table:formula="of:=+[.A4]+1" office:value-type="float" office:value="3" calcext:value-type="float">
            <text:p>3</text:p>
          </table:table-cell>
          <table:table-cell table:style-name="ce3" office:value-type="date" office:date-value="2021-12-03" calcext:value-type="date">
            <text:p>12/03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M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21-12-04" calcext:value-type="date">
            <text:p>12/04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M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1" table:formula="of:=+[.A5]+1" office:value-type="float" office:value="4" calcext:value-type="float">
            <text:p>4</text:p>
          </table:table-cell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M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21-12-04" calcext:value-type="date">
            <text:p>12/04/2021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1" table:formula="of:=+[.A6]+1" office:value-type="float" office:value="5" calcext:value-type="float">
            <text:p>5</text:p>
          </table:table-cell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M1</text:p>
          </table:table-cell>
          <table:table-cell table:number-columns-repeated="20"/>
        </table:table-row>
        <table:table-row table:style-name="ro1">
          <table:table-cell table:style-name="ce1" table:formula="of:=+[.A7]+1" office:value-type="float" office:value="6" calcext:value-type="float">
            <text:p>6</text:p>
          </table:table-cell>
          <table:table-cell table:style-name="ce3" office:value-type="date" office:date-value="2021-11-01" calcext:value-type="date">
            <text:p>11/01/2021</text:p>
          </table:table-cell>
          <table:table-cell table:style-name="ce1" office:value-type="string" calcext:value-type="string">
            <text:p>RBS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style-name="ce3" office:value-type="date" office:date-value="2021-12-02" calcext:value-type="date">
            <text:p>12/02/2021</text:p>
          </table:table-cell>
          <table:table-cell table:number-columns-repeated="18"/>
        </table:table-row>
        <table:table-row table:style-name="ro1">
          <table:table-cell table:style-name="ce19" office:value-type="string" calcext:value-type="string" table:number-columns-spanned="4" table:number-rows-spanned="1">
            <text:p>Article</text:p>
          </table:table-cell>
          <table:covered-table-cell table:number-columns-repeated="3" table:style-name="ce19"/>
          <table:table-cell table:number-columns-repeated="3"/>
          <table:table-cell table:style-name="ce19" office:value-type="string" calcext:value-type="string" table:number-columns-spanned="7" table:number-rows-spanned="1">
            <text:p>Etat stock</text:p>
          </table:table-cell>
          <table:covered-table-cell table:number-columns-repeated="6" table:style-name="ce19"/>
          <table:table-cell table:number-columns-repeated="12"/>
        </table:table-row>
        <table:table-row table:style-name="ro1">
          <table:table-cell table:style-name="ce1" office:value-type="string" calcext:value-type="string">
            <text:p>code </text:p>
          </table:table-cell>
          <table:table-cell table:style-name="ce3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e</text:p>
          </table:table-cell>
          <table:table-cell table:number-columns-repeated="3"/>
          <table:table-cell table:style-name="ce1" office:value-type="string" calcext:value-type="string">
            <text:p>Date entre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Entrée</text:p>
          </table:table-cell>
          <table:table-cell table:style-name="ce1" office:value-type="string" calcext:value-type="string">
            <text:p>Date sortie</text:p>
          </table:table-cell>
          <table:table-cell table:number-columns-repeated="2"/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PUM</text:p>
          </table:table-cell>
          <table:table-cell table:style-name="ce1" office:value-type="string" calcext:value-type="string">
            <text:p>PUM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Riz Rou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g</text:p>
          </table:table-cell>
          <table:table-cell table:number-columns-repeated="3"/>
          <table:table-cell table:style-name="ce3"/>
          <table:table-cell table:style-name="ce1" office:value-type="string" calcext:value-type="string">
            <text:p>R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BS</text:p>
          </table:table-cell>
          <table:table-cell table:style-name="ce1" office:value-type="string" calcext:value-type="string">
            <text:p>Riz Blanc Sto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g</text:p>
          </table:table-cell>
          <table:table-cell table:number-columns-repeated="4"/>
          <table:table-cell table:style-name="ce1" office:value-type="string" calcext:value-type="string">
            <text:p>R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table:formula="of:=[.K14]*[.J14]" office:value-type="float" office:value="690000" calcext:value-type="float">
            <text:p>690000</text:p>
          </table:table-cell>
          <table:table-cell table:style-name="ce1" table:formula="of:=AVERAGE([.K14:.K15])" office:value-type="float" office:value="2300" calcext:value-type="float">
            <text:p>2300</text:p>
          </table:table-cell>
          <table:table-cell table:style-name="ce1" table:formula="of:=SUM([.Q14:.Q15])/SUM([.J14:.J15])"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1" table:formula="of:=[.K15]*[.J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table:number-columns-repeated="6"/>
          <table:table-cell table:number-columns-repeated="10"/>
          <table:table-cell table:style-name="ce1" table:formula="of:=SUM([.Q14:.Q15])" office:value-type="float" office:value="690000" calcext:value-type="float">
            <text:p>690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gazin</text:p>
          </table:table-cell>
          <table:table-cell table:number-columns-repeated="15"/>
          <table:table-cell table:style-name="ce1" table:formula="of:=+[.Q16]/SUM([.J14:.J15])"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om</text:p>
          </table:table-cell>
          <table:table-cell/>
          <table:table-cell table:style-name="ce3"/>
          <table:table-cell table:number-columns-repeated="4"/>
          <table:table-cell table:style-name="ce3" office:value-type="date" office:date-value="2021-12-03" calcext:value-type="date">
            <text:p>12/03/20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1</text:p>
          </table:table-cell>
          <table:table-cell/>
          <table:table-cell table:style-name="ce3"/>
          <table:table-cell table:number-columns-repeated="4"/>
          <table:table-cell table:style-name="ce19" office:value-type="string" calcext:value-type="string" table:number-columns-spanned="7" table:number-rows-spanned="1">
            <text:p>Etat stock</text:p>
          </table:table-cell>
          <table:covered-table-cell table:number-columns-repeated="6" table:style-name="ce19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Date entre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Entrée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style-name="ce1" office:value-type="string" calcext:value-type="string">
            <text:p>R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R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R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ce1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 office:value-type="date" office:date-value="2021-12-04" calcext:value-type="date">
            <text:p>12/04/2021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7" table:number-rows-spanned="1">
            <text:p>Etat stock</text:p>
          </table:table-cell>
          <table:covered-table-cell table:number-columns-repeated="6" table:style-name="ce19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Date entre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Magazin</text:p>
          </table:table-cell>
          <table:table-cell table:style-name="ce1" office:value-type="string" calcext:value-type="string">
            <text:p>Entrée</text:p>
          </table:table-cell>
          <table:table-cell table:style-name="ce1" office:value-type="string" calcext:value-type="string">
            <text:p>Date sortie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1" office:value-type="string" calcext:value-type="string">
            <text:p>R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R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R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M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3"/>
          <table:table-cell table:style-name="ce1" office:value-type="string" calcext:value-type="string">
            <text:p>c'est fini les zamis</text:p>
          </table:table-cell>
          <table:table-cell table:number-columns-repeated="12"/>
        </table:table-row>
        <table:table-row table:style-name="ro1" table:number-rows-repeated="963">
          <table:table-cell table:number-columns-repeated="26"/>
        </table:table-row>
        <table:table-row table:style-name="ro2" table:number-rows-repeated="1047575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  <table:database-ranges>
        <table:database-range table:name="Table_1" table:target-range-address="'PUMP RBS'.A1:'PUMP RBS'.F4"/>
        <table:database-range table:name="Table_2" table:target-range-address="'PUMP RR'.A1:'PUMP RR'.F4"/>
        <table:database-range table:name="Table_3" table:target-range-address="Feuil12.A1:Feuil12.E4"/>
      </table:database-ranges>
      <table:data-pilot-tables>
        <table:data-pilot-table table:name="PUM" table:application-data="" table:target-range-address="PUM.A3:PUM.C7" table:buttons="PUM.A4 PUM.B3" table:show-filter-button="false" loext:show-drill-down-buttons="true">
          <table:source-cell-range table:cell-range-address="Mouvement.B2:Mouvement.F8"/>
          <table:data-pilot-field table:source-field-name="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gaz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d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RBS" table:display="true" table:show-details="true"/>
                <table:data-pilot-member table:name="R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rix Unitaire" tableooo:display-name="Moyenne de Prix Unitaire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antite" tableooo:display-name="Somme de Quantit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eX Gyre Heros" svg:font-family="'TeX Gyre Hero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eX Gyre Hero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TeX Gyre Hero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eX Gyre Heros" style:font-family-asian="'TeX Gyre Hero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UM" style:display-name="PageStyle_PU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MP_20_RBS" style:display-name="PageStyle_PUMP RB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uvement" style:display-name="PageStyle_Mouv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MP_20_RR" style:display-name="PageStyle_PUMP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t_20_de_20_Stock" style:display-name="PageStyle_Etat de Stoc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2" style:display-name="PageStyle_Feuil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3:41:20</meta:creation-date>
    <meta:initial-creator>tendry razafimiandrisoa</meta:initial-creator>
    <dc:language>en-US</dc:language>
    <dc:date>2023-11-22T14:22:48.300074900</dc:date>
    <meta:editing-cycles>2</meta:editing-cycles>
    <meta:editing-duration>PT6H1M30S</meta:editing-duration>
    <meta:generator>LibreOffice/7.6.2.1$Linux_X86_64 LibreOffice_project/60$Build-1</meta:generator>
    <meta:document-statistic meta:table-count="6" meta:cell-count="325" meta:object-count="0"/>
    <meta:user-defined meta:name="AppVersion">15.0000</meta:user-defined>
  </office:meta>
</office:document-meta>
</file>